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2.0688in"/>
    </style:style>
    <style:style style:name="Table1.D" style:family="table-column">
      <style:table-column-properties style:column-width="1.7333in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#cccccc" fo:padding="0in" fo:border="none" style:writing-mode="page">
        <style:background-image/>
      </style:table-cell-properties>
    </style:style>
    <style:style style:name="Table1.B1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1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1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9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19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D19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B2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1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21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D21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B2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2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D2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B2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5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25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D25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2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font-size="44pt" officeooo:rsid="00102d2a" officeooo:paragraph-rsid="00102d2a" style:font-size-asian="38.5pt" style:font-size-complex="44pt"/>
    </style:style>
    <style:style style:name="P2" style:family="paragraph" style:parent-style-name="Standard">
      <style:text-properties fo:font-size="13pt" officeooo:rsid="00102d2a" officeooo:paragraph-rsid="00102d2a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4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874" officeooo:paragraph-rsid="0022a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02d2a" officeooo:paragraph-rsid="00102d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2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4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d2a" officeooo:paragraph-rsid="00102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3d6" officeooo:paragraph-rsid="001183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de" officeooo:paragraph-rsid="00129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de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37e" officeooo:paragraph-rsid="00134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df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824" officeooo:paragraph-rsid="00194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14a" officeooo:paragraph-rsid="001a2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550" officeooo:paragraph-rsid="001b25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f35" officeooo:paragraph-rsid="001c8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13" officeooo:paragraph-rsid="001d4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13" officeooo:paragraph-rsid="001ee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13" officeooo:paragraph-rsid="00216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874" officeooo:paragraph-rsid="001ee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874" officeooo:paragraph-rsid="0022a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874" officeooo:paragraph-rsid="00279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d8" officeooo:paragraph-rsid="001fb1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110c" officeooo:paragraph-rsid="002011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645c" officeooo:paragraph-rsid="00216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dd3" officeooo:paragraph-rsid="0022a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6c7" officeooo:paragraph-rsid="0024a6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officeooo:paragraph-rsid="0024f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officeooo:paragraph-rsid="00269a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officeooo:paragraph-rsid="00279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9aef" officeooo:paragraph-rsid="00269a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957e" officeooo:paragraph-rsid="00279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e874" officeooo:paragraph-rsid="001ee8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officeooo:paragraph-rsid="0024f714"/>
    </style:style>
    <style:style style:name="P3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de" officeooo:paragraph-rsid="00129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df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ff5" officeooo:paragraph-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2d2a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9fde" style:font-weight-asian="bold" style:font-weight-complex="bold"/>
    </style:style>
    <style:style style:name="T5" style:family="text">
      <style:text-properties fo:font-weight="bold" officeooo:rsid="001531df" style:font-weight-asian="bold" style:font-weight-complex="bold"/>
    </style:style>
    <style:style style:name="T6" style:family="text">
      <style:text-properties fo:font-weight="bold" officeooo:rsid="0016eff5" style:font-weight-asian="bold" style:font-weight-complex="bold"/>
    </style:style>
    <style:style style:name="T7" style:family="text">
      <style:text-properties fo:font-weight="bold" officeooo:rsid="001b2550" style:font-weight-asian="bold" style:font-weight-complex="bold"/>
    </style:style>
    <style:style style:name="T8" style:family="text">
      <style:text-properties officeooo:rsid="001183d6"/>
    </style:style>
    <style:style style:name="T9" style:family="text">
      <style:text-properties officeooo:rsid="00129fde"/>
    </style:style>
    <style:style style:name="T10" style:family="text">
      <style:text-properties officeooo:rsid="001531df"/>
    </style:style>
    <style:style style:name="T11" style:family="text">
      <style:text-properties officeooo:rsid="0016eff5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48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ef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af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officeooo:rsid="001a214a"/>
    </style:style>
    <style:style style:name="T21" style:family="text">
      <style:text-properties officeooo:rsid="001c8f35"/>
    </style:style>
    <style:style style:name="T22" style:family="text">
      <style:text-properties officeooo:rsid="001d4e13"/>
    </style:style>
    <style:style style:name="T23" style:family="text">
      <style:text-properties officeooo:rsid="001ee874"/>
    </style:style>
    <style:style style:name="T24" style:family="text">
      <style:text-properties officeooo:rsid="001fb1d8"/>
    </style:style>
    <style:style style:name="T25" style:family="text">
      <style:text-properties officeooo:rsid="0020110c"/>
    </style:style>
    <style:style style:name="T26" style:family="text">
      <style:text-properties officeooo:rsid="0021645c"/>
    </style:style>
    <style:style style:name="T27" style:family="text">
      <style:text-properties officeooo:rsid="0022add3"/>
    </style:style>
    <style:style style:name="T28" style:family="text">
      <style:text-properties officeooo:rsid="0024a6c7"/>
    </style:style>
    <style:style style:name="T29" style:family="text">
      <style:text-properties officeooo:rsid="0024f714"/>
    </style:style>
    <style:style style:name="T30" style:family="text">
      <style:text-properties officeooo:rsid="00269aef"/>
    </style:style>
    <style:style style:name="T31" style:family="text">
      <style:text-properties officeooo:rsid="0027957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Basic Linux Command</text:span></text:p>
      <text:p text:style-name="P1"><text:span text:style-name="T2"/></text:p>
      <table:table table:name="Table1" table:style-name="Table1" table:template-name="Simple List Shaded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Command </text:p>
            <text:p text:style-name="P6">Name</text:p>
          </table:table-cell>
          <table:table-cell table:style-name="Table1.A1" office:value-type="string">
            <text:p text:style-name="P6"><text:s text:c="11"/>Syntax</text:p>
          </table:table-cell>
          <table:table-cell table:style-name="Table1.A1" office:value-type="string">
            <text:p text:style-name="P6"><text:s text:c="8"/>Description </text:p>
          </table:table-cell>
          <table:table-cell table:style-name="Table1.A1" office:value-type="string">
            <text:p text:style-name="P5"><text:s text:c="6"/><text:span text:style-name="T1">Examples</text:span></text:p>
          </table:table-cell>
        </table:table-row>
        <table:table-row table:style-name="Table1.2">
          <table:table-cell table:style-name="Table1.A2" office:value-type="string">
            <text:p text:style-name="P11"><text:s text:c="4"/><text:span text:style-name="T3">ls</text:span></text:p>
          </table:table-cell>
          <table:table-cell table:style-name="Table1.B2" office:value-type="float" office:value="0">
            <text:p text:style-name="P11"><text:span text:style-name="T8">l</text:span>s -[option] <text:s/><text:span text:style-name="T8">&lt;</text:span>directory<text:span text:style-name="T8">&gt;</text:span></text:p>
            <text:p text:style-name="P12"/>
            <text:p text:style-name="P12">1)<text:span text:style-name="T3"> ls -m <text:s/></text:span>will show the files and folder with comma</text:p>
            <text:p text:style-name="P12"/>
            <text:p text:style-name="P12">2) <text:span text:style-name="T3">ls -a</text:span> <text:s/>show the hidden files also</text:p>
            <text:p text:style-name="P12"/>
            <text:p text:style-name="P12">3) <text:span text:style-name="T3">ls <text:s/>-l</text:span> <text:s/>will show the files and folder in a listing format</text:p>
            <text:p text:style-name="P12"/>
            <text:p text:style-name="P12">4) <text:span text:style-name="T3">ls -lh</text:span> will show the file with listing and size</text:p>
            <text:p text:style-name="P12"/>
            <text:p text:style-name="P12">5) <text:span text:style-name="T3">ls -i</text:span> will show the list of files and folders with Inode</text:p>
            <text:p text:style-name="P12"/>
            <text:p text:style-name="P12">6) <text:span text:style-name="T4">ls -t</text:span><text:span text:style-name="T9"> will show the modification time with directory listing</text:span></text:p>
            <text:p text:style-name="P12"/>
            <text:p text:style-name="P12"/>
          </table:table-cell>
          <table:table-cell table:style-name="Table1.B2" office:value-type="float" office:value="0">
            <text:p text:style-name="P7"><text:s text:c="2"/><text:span text:style-name="T1">ls <text:s/>command used to see the files and folder inside a directory .it is the most used command in linux.</text:span></text:p>
          </table:table-cell>
          <table:table-cell table:style-name="Table1.B2" office:value-type="float" office:value="0">
            <text:p text:style-name="P13"><text:s/>=&gt; ls -l m</text:p>
            <text:p text:style-name="P13"/>
            <text:p text:style-name="P13">[root@localhost vagrant]# ls -m</text:p>
            <text:p text:style-name="P13"/>
            <text:p text:style-name="P13">file1, file2, file3, file4.txt, file5.py, file6.java, test1, test2, test3</text:p>
          </table:table-cell>
        </table:table-row>
        <table:table-row>
          <table:table-cell table:style-name="Table1.A3" office:value-type="string">
            <text:p text:style-name="P13"><text:s text:c="2"/>more</text:p>
          </table:table-cell>
          <table:table-cell table:style-name="Table1.B3" office:value-type="float" office:value="0">
            <text:p text:style-name="P13"><text:s/><text:span text:style-name="T3">More </text:span><text:span text:style-name="T5">&lt;options&gt;</text:span><text:span text:style-name="T3"> &lt;file_name&gt;</text:span></text:p>
            <text:p text:style-name="P13"/>
            <text:p text:style-name="P39"><text:span text:style-name="T10">1)</text:span><text:span text:style-name="T3">more -d </text:span><text:span text:style-name="T10">will give you reading file one screen at a time</text:span></text:p>
            <text:p text:style-name="P39"/>
            <text:p text:style-name="P40">2)<text:span text:style-name="T6">more -p </text:span><text:span text:style-name="T11"><text:s/>will clear the screen first then show the content</text:span></text:p>
            <text:p text:style-name="P40"/>
            <text:p text:style-name="P42"><text:span text:style-name="T12">3)</text:span><text:span text:style-name="T18">more +&lt;</text:span><text:span text:style-name="T19">number</text:span><text:span text:style-name="T18">&gt; </text:span><text:span text:style-name="T13">will display the line <text:s/>after the input line number</text:span></text:p>
            <text:p text:style-name="P41"/>
            <text:p text:style-name="P13"/>
            <text:p text:style-name="P14"><text:span text:style-name="T11">5)</text:span><text:span text:style-name="T6">ls | more</text:span><text:span text:style-name="T11"> will how the </text:span><text:soft-page-break/><text:span text:style-name="T11">directory on screen at a time</text:span></text:p>
            <text:p text:style-name="P13"/>
            <text:p text:style-name="P15"><text:span text:style-name="T11">6) </text:span><text:span text:style-name="T3">cat &lt;file_name&gt; | more</text:span> <text:span text:style-name="T11">read any file with one screen at a time</text:span></text:p>
            <text:p text:style-name="P15"/>
          </table:table-cell>
          <table:table-cell table:style-name="Table1.B3" office:value-type="float" office:value="0">
            <text:p text:style-name="P13">It is used for many purpose.</text:p>
            <text:p text:style-name="P15">Is is used for displaying the content inside a file.</text:p>
            <text:p text:style-name="P15">If any directory has many files</text:p>
            <text:p text:style-name="P15">you can see it with one screen at a time.</text:p>
            <text:p text:style-name="P9"><text:span text:style-name="T14">It will also work with other command like ls and cat</text:span>more +30 sample.txt</text:p>
            <text:p text:style-name="P16"/>
          </table:table-cell>
          <table:table-cell table:style-name="Table1.B3" office:value-type="float" office:value="0">
            <text:p text:style-name="P10"><text:span text:style-name="T15"><text:s/></text:span><text:span text:style-name="T17">=&gt;more more +30 sample.txt</text:span></text:p>
            <text:p text:style-name="P10"><text:s/>this is linux tutorial</text:p>
            <text:p text:style-name="P17"/>
            <text:p text:style-name="P17"/>
            <text:p text:style-name="P17">[root@localhost vagrant]# ls | more</text:p>
            <text:p text:style-name="P17">file1</text:p>
            <text:p text:style-name="P17">file2</text:p>
            <text:p text:style-name="P17">file3</text:p>
            <text:p text:style-name="P17">file4.txt</text:p>
            <text:p text:style-name="P17">file5.py</text:p>
            <text:p text:style-name="P17">file6.java</text:p>
            <text:p text:style-name="P17">file.txt</text:p>
            <text:p text:style-name="P17">test1</text:p>
            <text:p text:style-name="P17">test2</text:p>
            <text:p text:style-name="P17">test3</text:p>
          </table:table-cell>
        </table:table-row>
        <table:table-row>
          <table:table-cell table:style-name="Table1.A2" office:value-type="string">
            <text:p text:style-name="P18">less</text:p>
          </table:table-cell>
          <table:table-cell table:style-name="Table1.B2" office:value-type="float" office:value="0">
            <text:p text:style-name="P8"><text:s/><text:span text:style-name="T9">More &lt;options&gt; &lt;file_name&gt;</text:span></text:p>
            <text:p text:style-name="P8"/>
            <text:p text:style-name="P8"><text:span text:style-name="T20">less </text:span>-E : automatically exit the first time it reaches end of file.<text:line-break/></text:p>
            <text:p text:style-name="P8"><text:span text:style-name="T20">Less </text:span>-f : forces non-regular file to open.<text:line-break/></text:p>
            <text:p text:style-name="P8"><text:span text:style-name="T20">Less </text:span>-F : exit if entire file can be displayed on first screen<text:line-break/></text:p>
            <text:p text:style-name="P8"><text:span text:style-name="T20">less </text:span>-g : highlight the string which was found by last search command<text:line-break/></text:p>
            <text:p text:style-name="P8"/>
            <text:p text:style-name="P8"><text:span text:style-name="T20">less </text:span>-G : suppresses all highlighting of strings found by search commands<text:line-break/><text:span text:style-name="T20">less </text:span>-i : cause sears line numbers</text:p>
            <text:p text:style-name="P8"><text:line-break/><text:span text:style-name="T20">less </text:span>-p <text:span text:style-name="T20">&lt;</text:span>pattern<text:span text:style-name="T20">&gt;</text:span> : it tells less to start at the first occurrence of pattern in the file</text:p>
            <text:p text:style-name="P8"/>
            <text:p text:style-name="P8"><text:line-break/><text:span text:style-name="T20">less </text:span>-s : <text:s/>causes consecutive blank lines to be squeezed into a single blank line <text:s/>to ignore case<text:line-break/><text:span text:style-name="T20">less </text:span>-n : suppresses line numbers<text:line-break/><text:span text:style-name="T20">less </text:span>-p <text:span text:style-name="T20">&lt;</text:span>pattern<text:span text:style-name="T20">&gt;</text:span> : it tells less to start at the first occurrence of pattern in the file<text:line-break/></text:p>
            <text:p text:style-name="P8"><text:span text:style-name="T20">less </text:span>-s : <text:s/>causes consecutive <text:soft-page-break/>blank lines to be squeezed</text:p>
            <text:p text:style-name="P8"/>
            <text:p text:style-name="P8"><text:span text:style-name="T20">less </text:span>-<text:span text:style-name="T20">N</text:span> : <text:span text:style-name="T20">shows line number</text:span></text:p>
          </table:table-cell>
          <table:table-cell table:style-name="Table1.B2" office:value-type="float" office:value="0">
            <text:p text:style-name="P7"><text:s/><text:span text:style-name="T20">It works like the more command .it also give scroling options</text:span></text:p>
          </table:table-cell>
          <table:table-cell table:style-name="Table1.B2" office:value-type="float" office:value="0">
            <text:p text:style-name="P7"/>
            <text:p text:style-name="P8"><text:span text:style-name="T20">=&gt;dmesg | less -E =&gt;dmesg | less -N =&gt;dmesg | less -p systemd </text:span></text:p>
            <text:p text:style-name="P18">=&gt;cat file.txt | less -F</text:p>
            <text:p text:style-name="P18">=&gt;cat file.txt | less -g</text:p>
            <text:p text:style-name="P18">=&gt;cat file.txt | less -E</text:p>
          </table:table-cell>
        </table:table-row>
        <table:table-row>
          <table:table-cell table:style-name="Table1.A3" office:value-type="string">
            <text:p text:style-name="P19">strings</text:p>
          </table:table-cell>
          <table:table-cell table:style-name="Table1.B3" office:value-type="float" office:value="0">
            <text:p text:style-name="P7"><text:s text:c="2"/><text:span text:style-name="T7">strings &lt;filename&gt;</text:span></text:p>
          </table:table-cell>
          <table:table-cell table:style-name="Table1.B3" office:value-type="float" office:value="0">
            <text:p text:style-name="P19">To display the content of the file</text:p>
          </table:table-cell>
          <table:table-cell table:style-name="Table1.B3" office:value-type="float" office:value="0">
            <text:p text:style-name="P19">String file.txt</text:p>
          </table:table-cell>
        </table:table-row>
        <table:table-row>
          <table:table-cell table:style-name="Table1.A2" office:value-type="string">
            <text:p text:style-name="P19">tree</text:p>
          </table:table-cell>
          <table:table-cell table:style-name="Table1.B2" office:value-type="float" office:value="0">
            <text:p text:style-name="P19"><text:s/>Tree &lt;directory&gt; </text:p>
            <text:p text:style-name="P19">[you may have to tool with package manager]</text:p>
            <text:p text:style-name="P19"/>
          </table:table-cell>
          <table:table-cell table:style-name="Table1.B2" office:value-type="float" office:value="0">
            <text:p text:style-name="P19">To display the Directory stricture in a tree format </text:p>
          </table:table-cell>
          <table:table-cell table:style-name="Table1.B2" office:value-type="float" office:value="0">
            <text:p text:style-name="P19"><text:s/>tree /dev</text:p>
            <text:p text:style-name="P19"><text:s/>tree /home//user1</text:p>
          </table:table-cell>
        </table:table-row>
        <table:table-row>
          <table:table-cell table:style-name="Table1.A3" office:value-type="string">
            <text:p text:style-name="P19">dir</text:p>
          </table:table-cell>
          <table:table-cell table:style-name="Table1.B3" office:value-type="float" office:value="0">
            <text:p text:style-name="P19"><text:s/>Dir &lt;directory_name&gt; </text:p>
            <text:p text:style-name="P19"/>
            <text:p text:style-name="P19">[you have to install ‘tree’ tools before using this command]</text:p>
          </table:table-cell>
          <table:table-cell table:style-name="Table1.B3" office:value-type="float" office:value="0">
            <text:p text:style-name="P19">To display the diles and folder inside the directory</text:p>
          </table:table-cell>
          <table:table-cell table:style-name="Table1.B3" office:value-type="float" office:value="0">
            <text:p text:style-name="P19"><text:s/>dir /dev </text:p>
            <text:p text:style-name="P19"><text:s/>dir /</text:p>
            <text:p text:style-name="P19"><text:s/>dir /home</text:p>
          </table:table-cell>
        </table:table-row>
        <table:table-row>
          <table:table-cell table:style-name="Table1.A2" office:value-type="string">
            <text:p text:style-name="P19">date</text:p>
          </table:table-cell>
          <table:table-cell table:style-name="Table1.B2" office:value-type="float" office:value="0">
            <text:p text:style-name="P19">date</text:p>
          </table:table-cell>
          <table:table-cell table:style-name="Table1.B2" office:value-type="float" office:value="0">
            <text:p text:style-name="P19">To display the current date and time</text:p>
          </table:table-cell>
          <table:table-cell table:style-name="Table1.B2" office:value-type="float" office:value="0">
            <text:p text:style-name="P19"><text:s/>date</text:p>
          </table:table-cell>
        </table:table-row>
        <table:table-row>
          <table:table-cell table:style-name="Table1.A3" office:value-type="string">
            <text:p text:style-name="P19">cal</text:p>
          </table:table-cell>
          <table:table-cell table:style-name="Table1.B3" office:value-type="float" office:value="0">
            <text:p text:style-name="P19">Cal</text:p>
            <text:p text:style-name="P19">cal &lt;year&gt;</text:p>
            <text:p text:style-name="P19">cal &lt;month&gt; &lt;year&gt;</text:p>
          </table:table-cell>
          <table:table-cell table:style-name="Table1.B3" office:value-type="float" office:value="0">
            <text:p text:style-name="P19">To display the calendar <text:s/></text:p>
          </table:table-cell>
          <table:table-cell table:style-name="Table1.B3" office:value-type="float" office:value="0">
            <text:p text:style-name="P19"><text:span text:style-name="T21">=&gt; c</text:span>alendar 2019</text:p>
            <text:p text:style-name="P19"><text:span text:style-name="T21">=&gt; </text:span>calendar 12 2019</text:p>
            <text:p text:style-name="P19"/>
            <text:p text:style-name="P19"/>
          </table:table-cell>
        </table:table-row>
        <table:table-row>
          <table:table-cell table:style-name="Table1.A2" office:value-type="string">
            <text:p text:style-name="P20">clear</text:p>
            <text:p text:style-name="P7"/>
          </table:table-cell>
          <table:table-cell table:style-name="Table1.B2" office:value-type="float" office:value="0">
            <text:p text:style-name="P7"><text:s/><text:span text:style-name="T21">clear</text:span></text:p>
          </table:table-cell>
          <table:table-cell table:style-name="Table1.B2" office:value-type="float" office:value="0">
            <text:p text:style-name="P7"><text:s/><text:span text:style-name="T21">Clean the screen</text:span></text:p>
          </table:table-cell>
          <table:table-cell table:style-name="Table1.B2" office:value-type="float" office:value="0">
            <text:p text:style-name="P20">clear</text:p>
          </table:table-cell>
        </table:table-row>
        <table:table-row>
          <table:table-cell table:style-name="Table1.A3" office:value-type="string">
            <text:p text:style-name="P20">bc</text:p>
          </table:table-cell>
          <table:table-cell table:style-name="Table1.B3" office:value-type="float" office:value="0">
            <text:p text:style-name="P7"><text:s/><text:span text:style-name="T21">Bc</text:span></text:p>
            <text:p text:style-name="P7"/>
            <text:p text:style-name="P20">[you may have to install it first]</text:p>
          </table:table-cell>
          <table:table-cell table:style-name="Table1.B3" office:value-type="float" office:value="0">
            <text:p text:style-name="P7"><text:s/><text:span text:style-name="T21">Basic calculator</text:span></text:p>
          </table:table-cell>
          <table:table-cell table:style-name="Table1.B3" office:value-type="float" office:value="0">
            <text:p text:style-name="P7"><text:s text:c="2"/><text:span text:style-name="T21">=&gt;bc</text:span></text:p>
            <text:p text:style-name="P20">[type quit for exit]</text:p>
            <text:p text:style-name="P7"/>
          </table:table-cell>
        </table:table-row>
        <table:table-row>
          <table:table-cell table:style-name="Table1.A2" office:value-type="string">
            <text:p text:style-name="P21">rmdir</text:p>
          </table:table-cell>
          <table:table-cell table:style-name="Table1.B2" office:value-type="float" office:value="0">
            <text:p text:style-name="P7"><text:s text:c="2"/><text:span text:style-name="T22">Rmdir &lt;empty_directory&gt;</text:span></text:p>
          </table:table-cell>
          <table:table-cell table:style-name="Table1.B2" office:value-type="float" office:value="0">
            <text:p text:style-name="P3"><text:span text:style-name="T22">Remove empty directory</text:span></text:p>
            <text:p text:style-name="P21">[you cant remove any directory which has file in it with this command]</text:p>
          </table:table-cell>
          <table:table-cell table:style-name="Table1.B2" office:value-type="float" office:value="0">
            <text:p text:style-name="P7"><text:s/><text:span text:style-name="T22">=&gt;rmdir dir1/</text:span></text:p>
          </table:table-cell>
        </table:table-row>
        <table:table-row>
          <table:table-cell table:style-name="Table1.A3" office:value-type="string">
            <text:p text:style-name="P21">file</text:p>
          </table:table-cell>
          <table:table-cell table:style-name="Table1.B3" office:value-type="float" office:value="0">
            <text:p text:style-name="P21">File &lt;filename&gt;</text:p>
          </table:table-cell>
          <table:table-cell table:style-name="Table1.B3" office:value-type="float" office:value="0">
            <text:p text:style-name="P21">Display the file type</text:p>
          </table:table-cell>
          <table:table-cell table:style-name="Table1.B3" office:value-type="float" office:value="0">
            <text:p text:style-name="P7"><text:span text:style-name="T22">=&gt;</text:span>file file.txt </text:p>
            <text:p text:style-name="P7">file.txt: ASCII text</text:p>
          </table:table-cell>
        </table:table-row>
        <table:table-row>
          <table:table-cell table:style-name="Table1.A2" office:value-type="string">
            <text:p text:style-name="P21">hwclock</text:p>
          </table:table-cell>
          <table:table-cell table:style-name="Table1.B2" office:value-type="float" office:value="0">
            <text:p text:style-name="P21"><text:s/>hwclock</text:p>
          </table:table-cell>
          <table:table-cell table:style-name="Table1.B2" office:value-type="float" office:value="0">
            <text:p text:style-name="P21">Display the Bios time</text:p>
          </table:table-cell>
          <table:table-cell table:style-name="Table1.B2" office:value-type="float" office:value="0">
            <text:p text:style-name="P7"><text:s/><text:span text:style-name="T22">hwlock</text:span></text:p>
          </table:table-cell>
        </table:table-row>
        <table:table-row table:style-name="Table1.2">
          <table:table-cell table:style-name="Table1.A3" office:value-type="string">
            <text:p text:style-name="P7"/>
            <text:p text:style-name="P21">ln</text:p>
          </table:table-cell>
          <table:table-cell table:style-name="Table1.B3" office:value-type="float" office:value="0">
            <text:p text:style-name="P21">ln &lt;option&gt; &lt;source_file&gt; &lt;shortcut_file&gt;</text:p>
            <text:p text:style-name="P21"/>
            <text:p text:style-name="P21"><text:s/>ln -s : for creating soft link</text:p>
            <text:p text:style-name="P22"><text:s/>ln -<text:span text:style-name="T23">P</text:span> : for creating <text:span text:style-name="T23">hard</text:span> link</text:p>
            <text:p text:style-name="P21"/>
            <text:p text:style-name="P21"/>
          </table:table-cell>
          <table:table-cell table:style-name="Table1.B3" office:value-type="float" office:value="0">
            <text:p text:style-name="P21">Create a link of the source filename</text:p>
            <text:p text:style-name="P21"/>
            <text:p text:style-name="P21"><text:span text:style-name="T23">I</text:span>n case <text:span text:style-name="T23">in</text:span> hard link <text:s/><text:span text:style-name="T23">if you delete the main file link wont remove</text:span></text:p>
            <text:p text:style-name="P21"/>
            <text:p text:style-name="P21">but in case of <text:span text:style-name="T23">the </text:span>soft link if you delete the <text:span text:style-name="T23">main file the the linked file will be removed</text:span> </text:p>
          </table:table-cell>
          <table:table-cell table:style-name="Table1.B3" office:value-type="float" office:value="0">
            <text:p text:style-name="P24"><text:s/>=&gt;ln -s main.txt soft.txt</text:p>
            <text:p text:style-name="P24">=&gt;ln -s main.txt hard.txt</text:p>
          </table:table-cell>
        </table:table-row>
        <table:table-row table:style-name="Table1.2">
          <table:table-cell table:style-name="Table1.A2" office:value-type="string">
            <text:p text:style-name="P27">History</text:p>
          </table:table-cell>
          <table:table-cell table:style-name="Table1.B16" office:value-type="string">
            <text:p text:style-name="P21"><text:s/><text:span text:style-name="T24">history</text:span></text:p>
          </table:table-cell>
          <table:table-cell table:style-name="Table1.C16" office:value-type="string">
            <text:p text:style-name="P27">Shows users command history</text:p>
            <text:p text:style-name="P27">it will show the last 1000 command of the user</text:p>
            <text:p text:style-name="P27">you can set the limit if you like</text:p>
          </table:table-cell>
          <table:table-cell table:style-name="Table1.D16" office:value-type="string">
            <text:p text:style-name="P24"><text:s/><text:span text:style-name="T24">=&gt;history</text:span></text:p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B3">
            <text:p text:style-name="P21"/>
          </table:table-cell>
          <table:table-cell table:style-name="Table1.B3">
            <text:p text:style-name="P21"/>
          </table:table-cell>
          <table:table-cell table:style-name="Table1.B3">
            <text:p text:style-name="P24"/>
          </table:table-cell>
        </table:table-row>
        <text:soft-page-break/>
        <table:table-row>
          <table:table-cell table:style-name="Table1.A2" office:value-type="string">
            <text:p text:style-name="P28">locate</text:p>
          </table:table-cell>
          <table:table-cell table:style-name="Table1.B18" office:value-type="string">
            <text:p text:style-name="P21"><text:s/><text:span text:style-name="T25">Locate &lt;file_name&gt; </text:span></text:p>
          </table:table-cell>
          <table:table-cell table:style-name="Table1.C18" office:value-type="string">
            <text:p text:style-name="P21"><text:s/><text:span text:style-name="T25">It will search the entire system for that file </text:span></text:p>
            <text:p text:style-name="P21"/>
            <text:p text:style-name="P28">[you need to apply the command ‘updatedb’ for getting letest entry]</text:p>
          </table:table-cell>
          <table:table-cell table:style-name="Table1.D18" office:value-type="string">
            <text:p text:style-name="P28">=&gt;locate file.txt</text:p>
          </table:table-cell>
        </table:table-row>
        <table:table-row>
          <table:table-cell table:style-name="Table1.A3" office:value-type="string">
            <text:p text:style-name="P29">uname</text:p>
          </table:table-cell>
          <table:table-cell table:style-name="Table1.B19" office:value-type="string">
            <text:p text:style-name="P21"><text:span text:style-name="T26">uname </text:span>-a : all information, in the following order</text:p>
            <text:p text:style-name="P21"/>
            <text:p text:style-name="P21"><text:span text:style-name="T26">uname</text:span> <text:s/>-s :print the kernel name</text:p>
            <text:p text:style-name="P21"/>
            <text:p text:style-name="P21"><text:span text:style-name="T26">uname</text:span> -n: <text:span text:style-name="T26">print </text:span><text:s/>hostname</text:p>
            <text:p text:style-name="P23"/>
            <text:p text:style-name="P23"><text:span text:style-name="T26">uname</text:span> -r: <text:s/>print the kernel release</text:p>
            <text:p text:style-name="P23"/>
            <text:p text:style-name="P23"><text:span text:style-name="T26">uname</text:span> -v : print the kernel version</text:p>
            <text:p text:style-name="P23"/>
            <text:p text:style-name="P23"><text:span text:style-name="T26">uname</text:span> -m : print the machine hardware name</text:p>
            <text:p text:style-name="P23"/>
            <text:p text:style-name="P23"><text:span text:style-name="T26">uname</text:span> -p: print the processor type</text:p>
            <text:p text:style-name="P23"/>
            <text:p text:style-name="P23"><text:span text:style-name="T26">uname</text:span> -i: <text:s/>print the hardware platform</text:p>
            <text:p text:style-name="P23"/>
            <text:p text:style-name="P23"><text:span text:style-name="T26">uname</text:span> <text:s/>-o: print the operating system</text:p>
          </table:table-cell>
          <table:table-cell table:style-name="Table1.C19" office:value-type="string">
            <text:p text:style-name="P29">Show all the information about the kernel , OS and hardware-platform</text:p>
          </table:table-cell>
          <table:table-cell table:style-name="Table1.D19" office:value-type="string">
            <text:p text:style-name="P37">[root@localhost vagrant]# uname -a</text:p>
            <text:p text:style-name="P37"/>
            <text:p text:style-name="P37"/>
            <text:p text:style-name="P24">Linux localhost.localdomain 3.10.0-957.12.2.el7.x86_64 #1 SMP Tue May 14 21:24:32 UTC 2019 x86_64 x86_64 x86_64 GNU/Linux</text:p>
          </table:table-cell>
        </table:table-row>
        <table:table-row>
          <table:table-cell table:style-name="Table1.A2" office:value-type="string">
            <text:p text:style-name="P7"/>
            <text:p text:style-name="P29">tar</text:p>
            <text:p text:style-name="P7"/>
          </table:table-cell>
          <table:table-cell table:style-name="Table1.B20" office:value-type="string">
            <text:p text:style-name="P29"><text:span text:style-name="T27">t</text:span>ar -cvf &lt;archive_name&gt; &lt;source&gt; : <text:span text:style-name="T27">for creating archive </text:span></text:p>
            <text:p text:style-name="P29"/>
            <text:p text:style-name="P30">tar -xvf : for extracting archive</text:p>
            <text:p text:style-name="P30"/>
            <text:p text:style-name="P29"/>
          </table:table-cell>
          <table:table-cell table:style-name="Table1.C20" office:value-type="string">
            <text:p text:style-name="P31">For creating archive and extracting archive</text:p>
          </table:table-cell>
          <table:table-cell table:style-name="Table1.D20" office:value-type="string">
            <text:p text:style-name="P24">[root@localhost vagrant]# tar -cvf arch test1</text:p>
            <text:p text:style-name="P24"/>
            <text:p text:style-name="P30">file arch</text:p>
            <text:p text:style-name="P30"/>
            <text:p text:style-name="P30">arch: POSIX tar archive (GNU)</text:p>
            <text:p text:style-name="P24"/>
            <text:p text:style-name="P4">[root@localhost vagrant]# tar -<text:span text:style-name="T27">x</text:span>vf arch </text:p>
            <text:p text:style-name="P25"/>
          </table:table-cell>
        </table:table-row>
        <table:table-row>
          <table:table-cell table:style-name="Table1.A3" office:value-type="string">
            <text:p text:style-name="P7"/>
            <text:p text:style-name="P31">gzip</text:p>
          </table:table-cell>
          <table:table-cell table:style-name="Table1.B21" office:value-type="string">
            <text:p text:style-name="P21"><text:s/><text:span text:style-name="T28">gzip &lt; file_name&gt;</text:span></text:p>
          </table:table-cell>
          <table:table-cell table:style-name="Table1.C21" office:value-type="string">
            <text:p text:style-name="P31">For compressing normal file or archive file</text:p>
          </table:table-cell>
          <table:table-cell table:style-name="Table1.D21" office:value-type="string">
            <text:p text:style-name="P24">[root@localhost vagrant]# gzip arch </text:p>
            <text:p text:style-name="P24"/>
            <text:p text:style-name="P24">[root@localhost vagrant]# file arch.gz </text:p>
            <text:p text:style-name="P24">arch.gz: gzip compressed <text:soft-page-break/>data, was "arch", from Unix, last modified: Fri Jul 26 11:25:49 2019</text:p>
            <text:p text:style-name="P24"/>
            <text:p text:style-name="P24"/>
          </table:table-cell>
        </table:table-row>
        <table:table-row>
          <table:table-cell table:style-name="Table1.A2" office:value-type="string">
            <text:p text:style-name="P31">gunzip</text:p>
          </table:table-cell>
          <table:table-cell table:style-name="Table1.B22" office:value-type="string">
            <text:p text:style-name="P31"><text:s/>gunzip &lt;compress_file&gt;</text:p>
          </table:table-cell>
          <table:table-cell table:style-name="Table1.C22" office:value-type="string">
            <text:p text:style-name="P31">It is used for uncompromising a compressed fi<text:span text:style-name="T29">l</text:span>e</text:p>
          </table:table-cell>
          <table:table-cell table:style-name="Table1.D22" office:value-type="string">
            <text:p text:style-name="P24">[root@localhost vagrant]# gunzip arch.gz</text:p>
          </table:table-cell>
        </table:table-row>
        <table:table-row>
          <table:table-cell table:style-name="Table1.A3" office:value-type="string">
            <text:p text:style-name="P31">lsmod</text:p>
          </table:table-cell>
          <table:table-cell table:style-name="Table1.B23" office:value-type="string">
            <text:p text:style-name="P31">lsmod</text:p>
          </table:table-cell>
          <table:table-cell table:style-name="Table1.C23" office:value-type="string">
            <text:p text:style-name="P31">Show a list of the modules used by the kernel</text:p>
          </table:table-cell>
          <table:table-cell table:style-name="Table1.D23" office:value-type="string">
            <text:p text:style-name="P31">lsmod</text:p>
          </table:table-cell>
        </table:table-row>
        <table:table-row>
          <table:table-cell table:style-name="Table1.A2" office:value-type="string">
            <text:p text:style-name="P32">rmmod</text:p>
          </table:table-cell>
          <table:table-cell table:style-name="Table1.B24" office:value-type="string">
            <text:p text:style-name="P32"><text:span text:style-name="T30">r</text:span>mmod &lt;module_name&gt;</text:p>
            <text:p text:style-name="P32"/>
            <text:p text:style-name="P35">[you need to be a root user to perform this action]</text:p>
            <text:p text:style-name="P35"/>
            <text:p text:style-name="P33"><text:span text:style-name="T30">rmmod</text:span>-f, <text:s/>forces a module unload and may crash your machine. This requires Forced Module Removal option in your kernel. DANGEROUS</text:p>
            <text:p text:style-name="P32"/>
            <text:p text:style-name="P32"><text:span text:style-name="T30">rmmod </text:span>-v, <text:s/>enables more messages</text:p>
            <text:p text:style-name="P32"><text:span text:style-name="T30">rmmod </text:span>-V, show version</text:p>
            <text:p text:style-name="P32"><text:tab/></text:p>
          </table:table-cell>
          <table:table-cell table:style-name="Table1.C24" office:value-type="string">
            <text:p text:style-name="P32">Delete any module used by the kernel</text:p>
            <text:p text:style-name="P32"/>
            <text:p text:style-name="P32"/>
            <text:p text:style-name="P32">[not Recommended . do<text:span text:style-name="T30">n’</text:span>t do it unless you are absolutely sure what you are doing ]</text:p>
          </table:table-cell>
          <table:table-cell table:style-name="Table1.D24" office:value-type="string">
            <text:p text:style-name="P38"><text:span text:style-name="T16"><text:s/>=&gt;rmmod </text:span><text:s/>bluetooth</text:p>
            <text:p text:style-name="P34">=&gt;rmmod <text:s/><text:span text:style-name="T31">ip_nat</text:span></text:p>
          </table:table-cell>
        </table:table-row>
        <table:table-row>
          <table:table-cell table:style-name="Table1.A3" office:value-type="string">
            <text:p text:style-name="P36"><text:s/>Modprobe</text:p>
          </table:table-cell>
          <table:table-cell table:style-name="Table1.B25" office:value-type="string">
            <text:p text:style-name="P21"><text:s/><text:span text:style-name="T31">modprobe</text:span></text:p>
          </table:table-cell>
          <table:table-cell table:style-name="Table1.C25" office:value-type="string">
            <text:p text:style-name="P36">Adding new module to the system</text:p>
          </table:table-cell>
          <table:table-cell table:style-name="Table1.D25" office:value-type="string">
            <text:p text:style-name="P24">modprobe bluetooth</text:p>
            <text:p text:style-name="P26"><text:span text:style-name="T29">modprobe </text:span><text:s/>bluetooth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>
            <text:p text:style-name="P21"/>
          </table:table-cell>
          <table:table-cell table:style-name="Table1.B2">
            <text:p text:style-name="P21"/>
          </table:table-cell>
          <table:table-cell table:style-name="Table1.B2">
            <text:p text:style-name="P24"/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B3">
            <text:p text:style-name="P21"/>
          </table:table-cell>
          <table:table-cell table:style-name="Table1.B3">
            <text:p text:style-name="P21"/>
          </table:table-cell>
          <table:table-cell table:style-name="Table1.B3">
            <text:p text:style-name="P24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>
            <text:p text:style-name="P21"/>
          </table:table-cell>
          <table:table-cell table:style-name="Table1.B2">
            <text:p text:style-name="P21"/>
          </table:table-cell>
          <table:table-cell table:style-name="Table1.B2">
            <text:p text:style-name="P24"/>
          </table:table-cell>
        </table:table-row>
        <table:table-row>
          <table:table-cell table:style-name="Table1.A29" office:value-type="string">
            <text:p text:style-name="P7"/>
          </table:table-cell>
          <table:table-cell table:style-name="Table1.B29">
            <text:p text:style-name="P21"/>
          </table:table-cell>
          <table:table-cell table:style-name="Table1.B29">
            <text:p text:style-name="P21"/>
          </table:table-cell>
          <table:table-cell table:style-name="Table1.B29">
            <text:p text:style-name="P24"/>
          </table:table-cell>
        </table:table-row>
      </table:table>
      <text:p text:style-name="P1"><text:span text:style-name="T2"/></text:p>
      <text:p text:style-name="P1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List_20_Shaded.1" style:display-name="Simple List Shaded.1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Simple_20_List_20_Shaded.3" style:display-name="Simple List Shaded.3" style:family="table-cell">
      <style:table-cell-properties fo:padding="0in" fo:padding-left="0in" fo:padding-right="0in" fo:padding-top="0in" fo:padding-bottom="0in" style:data-style-name="100"/>
    </style:style>
    <style:style style:name="Simple_20_List_20_Shaded.4" style:display-name="Simple List Shaded.4" style:family="table-cell">
      <style:table-cell-properties fo:padding="0in" fo:padding-left="0in" fo:padding-right="0in" fo:padding-top="0in" fo:padding-bottom="0in" style:data-style-name="0"/>
    </style:style>
    <style:style style:name="Simple_20_List_20_Shaded.5" style:display-name="Simple List Shaded.5" style:family="table-cell">
      <style:table-cell-properties fo:padding="0in" fo:padding-left="0in" fo:padding-right="0in" fo:padding-top="0in" fo:padding-bottom="0in" style:data-style-name="0"/>
    </style:style>
    <style:style style:name="Simple_20_List_20_Shaded.6" style:display-name="Simple List Shaded.6" style:family="table-cell">
      <style:table-cell-properties fo:background-color="#cccccc" fo:padding="0in" fo:padding-left="0in" fo:padding-right="0in" fo:padding-top="0in" fo:padding-bottom="0in" style:data-style-name="100"/>
    </style:style>
    <style:style style:name="Simple_20_List_20_Shaded.7" style:display-name="Simple List Shaded.7" style:family="table-cell">
      <style:table-cell-properties fo:padding="0in" fo:padding-left="0in" fo:padding-right="0in" fo:padding-top="0in" fo:padding-bottom="0in" style:data-style-name="0"/>
    </style:style>
    <style:style style:name="Simple_20_List_20_Shaded.8" style:display-name="Simple List Shaded.8" style:family="table-cell">
      <style:table-cell-properties fo:background-color="#cccccc" fo:padding="0in" fo:padding-left="0in" fo:padding-right="0in" fo:padding-top="0in" fo:padding-bottom="0in" style:data-style-name="0"/>
    </style:style>
    <style:style style:name="Simple_20_List_20_Shaded.9" style:display-name="Simple List Shaded.9" style:family="table-cell">
      <style:table-cell-properties fo:background-color="#cccccc" fo:padding="0in" fo:padding-left="0in" fo:padding-right="0in" fo:padding-top="0in" fo:padding-bottom="0in" style:data-style-name="0"/>
    </style:style>
    <style:style style:name="Simple_20_List_20_Shaded.10" style:display-name="Simple List Shaded.10" style:family="table-cell">
      <style:table-cell-properties fo:background-color="#cccccc" fo:padding="0in" fo:padding-left="0in" fo:padding-right="0in" fo:padding-top="0in" fo:padding-bottom="0in" style:data-style-name="0"/>
    </style:style>
    <style:style style:name="Simple_20_List_20_Shaded.11" style:display-name="Simple List Shaded.11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>
      <style:table-cell-properties fo:border-bottom="0.74pt solid #000000" fo:padding="0in" fo:padding-left="0in" fo:padding-right="0in" fo:padding-top="0in" fo:padding-bottom="0in" style:data-style-name="100"/>
    </style:style>
    <style:style style:name="Simple_20_List_20_Shaded.14" style:display-name="Simple List Shaded.14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Simple_20_List_20_Shaded.15" style:display-name="Simple List Shaded.15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>
      <style:table-cell-properties fo:border-bottom="0.74pt solid #000000" fo:padding="0in" fo:padding-left="0in" fo:padding-right="0in" fo:padding-top="0in" fo:padding-bottom="0in" style:data-style-name="0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4:34:33.356849426</meta:creation-date>
    <dc:date>2019-07-26T17:54:30.456135464</dc:date>
    <meta:editing-duration>PT1H16M4S</meta:editing-duration>
    <meta:editing-cycles>14</meta:editing-cycles>
    <meta:generator>LibreOffice/6.2.5.2$Linux_X86_64 LibreOffice_project/20$Build-2</meta:generator>
    <meta:document-statistic meta:table-count="1" meta:image-count="0" meta:object-count="0" meta:page-count="5" meta:paragraph-count="182" meta:word-count="977" meta:character-count="5594" meta:non-whitespace-character-count="4678"/>
  </office:meta>
</office:document-meta>
</file>